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Heading_20_5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Импорт</text:h>
      <text:section text:style-name="Sect1" text:name="i303">
        <text:p text:style-name="P2"><text:span text:style-name="T1">Вы можете импортировать внешние отчеты и внешние обработки из файлов с расширениями </text:span><text:span text:style-name="Source_20_Text"><text:span text:style-name="T1">erf</text:span></text:span><text:span text:style-name="T1"> и </text:span><text:span text:style-name="Source_20_Text"><text:span text:style-name="T1">epf</text:span></text:span><text:span text:style-name="T1">.</text:span></text:p>
        <text:p text:style-name="P1">Также вы можете импортировать их из файлов XML, выгруженных из 1С:Предприятия в иерархическом формате.</text:p>
        <text:h text:style-name="P4" text:outline-level="5">Примечание</text:h>
        <text:p text:style-name="P3">Не забывайте, что выгружать в XML нужно именно сами внешние отчеты и внешние обработки. Загрузить таким образом отчеты и обработки, содержащиеся в выгрузке конфигурации, вам не удастся.</text:p>
        <text:p text:style-name="P3">Чтобы импортировать их в новый проект, нажмите <text:span text:style-name="T2">Импортировать...</text:span> → <text:span text:style-name="T2">Инструмент разработки 1С:Предприятие</text:span> → <text:span text:style-name="T2">Файлы внешних обработок или отчетов 1С:Предприятия</text:span> в контекстном меню панели <text:span text:style-name="T2">Навигатор 1С:Предпритяие</text:span>, и выберите каталог, в котором находятся эти файлы. Все выбранные вами файлы будут импортированы в один проект.</text:p>
        <text:p text:style-name="P3">Чтобы импортировать их в существующий проект внешних отчетов и обработок, нажмите <text:span text:style-name="T2">Импортировать</text:span> в контекстном меню на ветке <text:span text:style-name="T2">Обработки</text:span> или на ветке <text:span text:style-name="T2">Отчеты</text:span> в проекте внешних отчетов и обработок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1:26.815188023</dc:date>
    <meta:editing-duration>PT7H22M40S</meta:editing-duration>
    <meta:editing-cycles>14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28" meta:character-count="907" meta:non-whitespace-character-count="786"/>
  </office:meta>
</office:document-meta>
</file>